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3158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tyle="italic" officeooo:paragraph-rsid="00167c57" style:font-style-asian="italic" style:font-style-complex="italic"/>
    </style:style>
    <style:style style:name="P4" style:family="paragraph" style:parent-style-name="Standard">
      <style:text-properties fo:color="#000000" fo:font-style="italic" officeooo:rsid="000df060" officeooo:paragraph-rsid="002eeb55" style:font-style-asian="italic" style:font-style-complex="italic"/>
    </style:style>
    <style:style style:name="P5" style:family="paragraph" style:parent-style-name="Standard">
      <style:text-properties fo:color="#000000" fo:font-style="italic" officeooo:rsid="000df060" officeooo:paragraph-rsid="003138e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000000" fo:font-style="italic" officeooo:rsid="00167c57" officeooo:paragraph-rsid="003889e2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000000" fo:font-style="italic" style:text-underline-style="none" officeooo:rsid="0010d8c7" officeooo:paragraph-rsid="00350b4c" style:font-style-asian="italic" style:font-style-complex="italic"/>
    </style:style>
    <style:style style:name="P8" style:family="paragraph" style:parent-style-name="Standard">
      <style:text-properties fo:color="#000000" officeooo:rsid="00195cd4" officeooo:paragraph-rsid="00195cd4"/>
    </style:style>
    <style:style style:name="P9" style:family="paragraph" style:parent-style-name="Standard">
      <style:text-properties fo:color="#000000" officeooo:rsid="001c3d29" officeooo:paragraph-rsid="001c3d29"/>
    </style:style>
    <style:style style:name="P10" style:family="paragraph" style:parent-style-name="Standard">
      <style:text-properties fo:color="#000000" officeooo:rsid="001c3d29" officeooo:paragraph-rsid="001dbb0a"/>
    </style:style>
    <style:style style:name="P11" style:family="paragraph" style:parent-style-name="Standard">
      <style:text-properties fo:color="#000000" officeooo:rsid="00123158" officeooo:paragraph-rsid="00123158"/>
    </style:style>
    <style:style style:name="P12" style:family="paragraph" style:parent-style-name="Standard">
      <style:text-properties fo:color="#000000" officeooo:rsid="00123158" officeooo:paragraph-rsid="003889e2"/>
    </style:style>
    <style:style style:name="P13" style:family="paragraph" style:parent-style-name="Standard">
      <style:paragraph-properties fo:text-align="start" style:justify-single-word="false"/>
      <style:text-properties fo:color="#000000" officeooo:rsid="000df060" officeooo:paragraph-rsid="000df060"/>
    </style:style>
    <style:style style:name="P14" style:family="paragraph" style:parent-style-name="Standard">
      <style:paragraph-properties fo:text-align="start" style:justify-single-word="false"/>
      <style:text-properties fo:color="#000000" officeooo:rsid="000df060" officeooo:paragraph-rsid="0026d69d"/>
    </style:style>
    <style:style style:name="P15" style:family="paragraph" style:parent-style-name="Standard">
      <style:paragraph-properties fo:text-align="start" style:justify-single-word="false"/>
      <style:text-properties fo:color="#000000" officeooo:rsid="000df060" officeooo:paragraph-rsid="003889e2"/>
    </style:style>
    <style:style style:name="P16" style:family="paragraph" style:parent-style-name="Standard">
      <style:text-properties fo:color="#000000" officeooo:rsid="000df060" officeooo:paragraph-rsid="00123158"/>
    </style:style>
    <style:style style:name="P17" style:family="paragraph" style:parent-style-name="Standard">
      <style:text-properties fo:color="#000000" officeooo:rsid="000df060" officeooo:paragraph-rsid="0029d4dd"/>
    </style:style>
    <style:style style:name="P18" style:family="paragraph" style:parent-style-name="Standard">
      <style:text-properties fo:color="#000000" officeooo:rsid="000df060" officeooo:paragraph-rsid="002eeb55"/>
    </style:style>
    <style:style style:name="P19" style:family="paragraph" style:parent-style-name="Standard">
      <style:text-properties fo:color="#000000" officeooo:rsid="000df060" officeooo:paragraph-rsid="003138e1"/>
    </style:style>
    <style:style style:name="P20" style:family="paragraph" style:parent-style-name="Standard">
      <style:text-properties fo:color="#000000" officeooo:rsid="000df060" officeooo:paragraph-rsid="003889e2"/>
    </style:style>
    <style:style style:name="P21" style:family="paragraph" style:parent-style-name="Standard">
      <style:paragraph-properties fo:text-align="start" style:justify-single-word="false"/>
      <style:text-properties fo:color="#000000" officeooo:rsid="00167c57" officeooo:paragraph-rsid="00167c57"/>
    </style:style>
    <style:style style:name="P22" style:family="paragraph" style:parent-style-name="Standard">
      <style:paragraph-properties fo:text-align="start" style:justify-single-word="false"/>
      <style:text-properties fo:color="#000000" officeooo:rsid="00167c57" officeooo:paragraph-rsid="0017f38f"/>
    </style:style>
    <style:style style:name="P23" style:family="paragraph" style:parent-style-name="Standard">
      <style:paragraph-properties fo:text-align="start" style:justify-single-word="false"/>
      <style:text-properties fo:color="#000000" officeooo:rsid="00167c57" officeooo:paragraph-rsid="003889e2"/>
    </style:style>
    <style:style style:name="P24" style:family="paragraph" style:parent-style-name="Standard">
      <style:text-properties fo:color="#000000" officeooo:rsid="00167c57" officeooo:paragraph-rsid="0026d69d"/>
    </style:style>
    <style:style style:name="P25" style:family="paragraph" style:parent-style-name="Standard">
      <style:paragraph-properties fo:text-align="start" style:justify-single-word="false"/>
      <style:text-properties fo:color="#000000" officeooo:rsid="0010d8c7" officeooo:paragraph-rsid="0010d8c7"/>
    </style:style>
    <style:style style:name="P26" style:family="paragraph" style:parent-style-name="Standard">
      <style:paragraph-properties fo:text-align="start" style:justify-single-word="false"/>
      <style:text-properties fo:color="#000000" officeooo:rsid="0010d8c7" officeooo:paragraph-rsid="0014f6a8"/>
    </style:style>
    <style:style style:name="P27" style:family="paragraph" style:parent-style-name="Standard">
      <style:paragraph-properties fo:text-align="start" style:justify-single-word="false"/>
      <style:text-properties fo:color="#000000" officeooo:paragraph-rsid="0017f38f"/>
    </style:style>
    <style:style style:name="P28" style:family="paragraph" style:parent-style-name="Standard">
      <style:text-properties fo:color="#000000" officeooo:rsid="001f5119" officeooo:paragraph-rsid="001f5119"/>
    </style:style>
    <style:style style:name="P29" style:family="paragraph" style:parent-style-name="Standard">
      <style:text-properties fo:color="#000000" officeooo:paragraph-rsid="00253c97"/>
    </style:style>
    <style:style style:name="P30" style:family="paragraph" style:parent-style-name="Standard">
      <style:text-properties fo:color="#000000" officeooo:rsid="00253c97" officeooo:paragraph-rsid="00253c97"/>
    </style:style>
    <style:style style:name="P31" style:family="paragraph" style:parent-style-name="Standard">
      <style:paragraph-properties fo:text-align="start" style:justify-single-word="false"/>
      <style:text-properties fo:color="#000000" officeooo:rsid="0025de58" officeooo:paragraph-rsid="003889e2"/>
    </style:style>
    <style:style style:name="P32" style:family="paragraph" style:parent-style-name="Standard">
      <style:text-properties fo:color="#000000" officeooo:rsid="0025de58" officeooo:paragraph-rsid="003889e2"/>
    </style:style>
    <style:style style:name="P33" style:family="paragraph" style:parent-style-name="Standard">
      <style:text-properties fo:color="#000000" officeooo:rsid="0026d69d" officeooo:paragraph-rsid="003889e2"/>
    </style:style>
    <style:style style:name="P34" style:family="paragraph" style:parent-style-name="Standard">
      <style:text-properties fo:color="#000000" style:text-underline-style="solid" style:text-underline-width="auto" style:text-underline-color="font-color" officeooo:rsid="0024a695" officeooo:paragraph-rsid="003889e2"/>
    </style:style>
    <style:style style:name="P35" style:family="paragraph" style:parent-style-name="Standard">
      <style:text-properties fo:color="#000000" style:text-underline-style="solid" style:text-underline-width="auto" style:text-underline-color="font-color" officeooo:rsid="001c3d29" officeooo:paragraph-rsid="001c3d29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d8c7" officeooo:paragraph-rsid="0010d8c7"/>
    </style:style>
    <style:style style:name="P37" style:family="paragraph" style:parent-style-name="Standard">
      <style:paragraph-properties fo:text-align="start" style:justify-single-word="false"/>
      <style:text-properties fo:color="#000000" officeooo:rsid="0028d20b" officeooo:paragraph-rsid="0028d20b"/>
    </style:style>
    <style:style style:name="P38" style:family="paragraph" style:parent-style-name="Standard">
      <style:paragraph-properties fo:text-align="start" style:justify-single-word="false"/>
      <style:text-properties fo:color="#000000" officeooo:rsid="002a9725" officeooo:paragraph-rsid="002a9725"/>
    </style:style>
    <style:style style:name="P39" style:family="paragraph" style:parent-style-name="Standard">
      <style:paragraph-properties fo:text-align="start" style:justify-single-word="false"/>
      <style:text-properties fo:color="#000000" officeooo:rsid="002aabbd" officeooo:paragraph-rsid="002aabbd"/>
    </style:style>
    <style:style style:name="P40" style:family="paragraph" style:parent-style-name="Standard">
      <style:text-properties fo:color="#000000" officeooo:paragraph-rsid="002ff14c"/>
    </style:style>
    <style:style style:name="P41" style:family="paragraph" style:parent-style-name="Standard">
      <style:text-properties fo:color="#000000" fo:font-style="normal" officeooo:rsid="003138e1" officeooo:paragraph-rsid="003138e1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none" officeooo:rsid="0010d8c7" officeooo:paragraph-rsid="0010d8c7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none" officeooo:rsid="00368ac7" officeooo:paragraph-rsid="00368ac7"/>
    </style:style>
    <style:style style:name="P44" style:family="paragraph" style:parent-style-name="Standard">
      <style:paragraph-properties fo:text-align="start" style:justify-single-word="false"/>
      <style:text-properties fo:color="#000000" style:text-underline-style="none" officeooo:rsid="003889e2" officeooo:paragraph-rsid="003889e2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none" officeooo:rsid="003d5ec5" officeooo:paragraph-rsid="003d5ec5"/>
    </style:style>
    <style:style style:name="P46" style:family="paragraph" style:parent-style-name="Standard">
      <style:text-properties fo:color="#000000" officeooo:paragraph-rsid="003889e2"/>
    </style:style>
    <style:style style:name="P47" style:family="paragraph" style:parent-style-name="Standard">
      <style:paragraph-properties fo:text-align="start" style:justify-single-word="false"/>
      <style:text-properties fo:color="#000000" officeooo:rsid="00399be6" officeooo:paragraph-rsid="00399be6"/>
    </style:style>
    <style:style style:name="P48" style:family="paragraph" style:parent-style-name="Standard">
      <style:text-properties fo:color="#000000" fo:font-weight="bold" officeooo:rsid="00195cd4" officeooo:paragraph-rsid="00195cd4" style:font-weight-asian="bold" style:font-weight-complex="bold"/>
    </style:style>
    <style:style style:name="P49" style:family="paragraph" style:parent-style-name="Standard">
      <style:text-properties fo:color="#000000" fo:font-weight="bold" officeooo:rsid="001c3d29" officeooo:paragraph-rsid="001c3d2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officeooo:rsid="003b95b6" officeooo:paragraph-rsid="003b95b6"/>
    </style:style>
    <style:style style:name="P51" style:family="paragraph" style:parent-style-name="Standard">
      <style:text-properties fo:color="#000000" officeooo:rsid="003baf01" officeooo:paragraph-rsid="003baf01"/>
    </style:style>
    <style:style style:name="P52" style:family="paragraph" style:parent-style-name="Standard">
      <style:paragraph-properties fo:text-align="start" style:justify-single-word="false"/>
      <style:text-properties fo:color="#000000" officeooo:rsid="003d5ec5" officeooo:paragraph-rsid="003d5ec5"/>
    </style:style>
    <style:style style:name="P53" style:family="paragraph" style:parent-style-name="Standard">
      <style:text-properties officeooo:paragraph-rsid="002ff14c"/>
    </style:style>
    <style:style style:name="P54" style:family="paragraph" style:parent-style-name="Standard">
      <style:paragraph-properties fo:break-before="page"/>
      <style:text-properties fo:color="#000000" officeooo:rsid="000df060" officeooo:paragraph-rsid="000df060"/>
    </style:style>
    <style:style style:name="P55" style:family="paragraph" style:parent-style-name="Heading_20_1">
      <style:paragraph-properties fo:margin-top="0cm" fo:margin-bottom="0cm" loext:contextual-spacing="false"/>
      <style:text-properties fo:color="#000000" fo:font-size="15pt" officeooo:paragraph-rsid="000cb79a" style:font-size-asian="15pt" style:font-size-complex="15pt"/>
    </style:style>
    <style:style style:name="P56" style:family="paragraph" style:parent-style-name="Heading_20_1">
      <style:paragraph-properties fo:margin-top="0cm" fo:margin-bottom="0cm" loext:contextual-spacing="false"/>
      <style:text-properties fo:color="#000000" officeooo:paragraph-rsid="000cb79a"/>
    </style:style>
    <style:style style:name="T1" style:family="text">
      <style:text-properties officeooo:rsid="000cb79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8d5b" style:font-style-asian="italic" style:font-style-complex="italic"/>
    </style:style>
    <style:style style:name="T4" style:family="text">
      <style:text-properties officeooo:rsid="00123158"/>
    </style:style>
    <style:style style:name="T5" style:family="text">
      <style:text-properties officeooo:rsid="00167c5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7c57" style:font-style-asian="normal" style:font-style-complex="normal"/>
    </style:style>
    <style:style style:name="T8" style:family="text">
      <style:text-properties fo:font-style="normal" officeooo:rsid="0017f38f" style:font-style-asian="normal" style:font-style-complex="normal"/>
    </style:style>
    <style:style style:name="T9" style:family="text">
      <style:text-properties fo:font-style="normal" officeooo:rsid="00198d5b" style:font-style-asian="normal" style:font-style-complex="normal"/>
    </style:style>
    <style:style style:name="T10" style:family="text">
      <style:text-properties fo:font-style="normal" officeooo:rsid="0029d4dd" style:font-style-asian="normal" style:font-style-complex="normal"/>
    </style:style>
    <style:style style:name="T11" style:family="text">
      <style:text-properties fo:font-style="normal" officeooo:rsid="002eeb55" style:font-style-asian="normal" style:font-style-complex="normal"/>
    </style:style>
    <style:style style:name="T12" style:family="text">
      <style:text-properties fo:font-style="normal" officeooo:rsid="00350b4c" style:font-style-asian="normal" style:font-style-complex="normal"/>
    </style:style>
    <style:style style:name="T13" style:family="text">
      <style:text-properties fo:font-style="normal" officeooo:rsid="00327e32" style:font-style-asian="normal" style:font-style-complex="normal"/>
    </style:style>
    <style:style style:name="T14" style:family="text">
      <style:text-properties fo:font-style="normal" officeooo:rsid="00399be6" style:font-style-asian="normal" style:font-style-complex="normal"/>
    </style:style>
    <style:style style:name="T15" style:family="text">
      <style:text-properties officeooo:rsid="0017f38f"/>
    </style:style>
    <style:style style:name="T16" style:family="text">
      <style:text-properties fo:color="#000000"/>
    </style:style>
    <style:style style:name="T17" style:family="text">
      <style:text-properties fo:color="#000000" officeooo:rsid="00123158"/>
    </style:style>
    <style:style style:name="T18" style:family="text">
      <style:text-properties fo:color="#000000" officeooo:rsid="00253c97"/>
    </style:style>
    <style:style style:name="T19" style:family="text">
      <style:text-properties officeooo:rsid="001dbb0a"/>
    </style:style>
    <style:style style:name="T20" style:family="text">
      <style:text-properties officeooo:rsid="00214faa"/>
    </style:style>
    <style:style style:name="T21" style:family="text">
      <style:text-properties officeooo:rsid="00253c97"/>
    </style:style>
    <style:style style:name="T22" style:family="text">
      <style:text-properties officeooo:rsid="0026d69d"/>
    </style:style>
    <style:style style:name="T23" style:family="text">
      <style:text-properties officeooo:rsid="0028d20b"/>
    </style:style>
    <style:style style:name="T24" style:family="text">
      <style:text-properties officeooo:rsid="0029d4dd"/>
    </style:style>
    <style:style style:name="T25" style:family="text">
      <style:text-properties officeooo:rsid="002df7ef"/>
    </style:style>
    <style:style style:name="T26" style:family="text">
      <style:text-properties officeooo:rsid="002eeb55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officeooo:rsid="003d5ec5"/>
    </style:style>
    <style:style style:name="T29" style:family="text">
      <style:text-properties officeooo:rsid="003dd0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<text:bookmark text:name="article_titre"/>GIRODET-TRIOSON ANNE LOUIS</text:h>
      <text:h text:style-name="P56" text:outline-level="1"><text:span text:style-name="T27">(1767-1824)</text:span></text:h>
      <text:p text:style-name="P2"/>
      <text:p text:style-name="P3"><text:span text:style-name="T7">Anne-Louis Girodet, </text:span><text:span text:style-name="T1">Portrait de Chateaubriand, </text:span>Un homme méditant sur les ruines de Rome</text:p>
      <text:p text:style-name="P2"><text:bookmark text:name="notes"/>Huile sur toile, 120 x 96 cm, Saint-Malo, musée d'Histoire et d'Ethnographie, inv. MSM 50.17.1. </text:p>
      <text:p text:style-name="P2"/>
      <text:p text:style-name="P2">SOMMAIRE/<text:span text:style-name="T28">PLAN</text:span></text:p>
      <text:p text:style-name="P2">Présentation de l’oeuvre</text:p>
      <text:p text:style-name="P2">Contexte historique</text:p>
      <text:p text:style-name="P2">Description et Analyse</text:p>
      <text:p text:style-name="P2"/>
      <text:p text:style-name="P48">Girodet</text:p>
      <text:p text:style-name="P8">né à Montargis le 29 janvier 1767</text:p>
      <text:p text:style-name="P8">élève de David en 1785</text:p>
      <text:p text:style-name="P8">grand prix de peinture en 1789</text:p>
      <text:p text:style-name="P8">mort à Paris le 9 décembre 1824 </text:p>
      <text:p text:style-name="P2"/>
      <text:p text:style-name="P49">Chateaubriand</text:p>
      <text:p text:style-name="P10"><text:span text:style-name="T19">né à </text:span>Saint-Malo, 4 sept. 1768 </text:p>
      <text:p text:style-name="P28">1803, Bonaparte l'avait nommé secrétaire d'ambassade à Rome puis ministre Valois <text:span text:style-name="T25">mais il finis par se retirer de la politique suite à l'éxécution d'un </text:span>prince de sang royal.</text:p>
      <text:p text:style-name="P10"><text:s/>mort à Paris le 4 juillet 1848.</text:p>
      <text:p text:style-name="P10"/>
      <text:p text:style-name="P34">Complicité <text:span text:style-name="T22">et attachement à Rome</text:span></text:p>
      <text:p text:style-name="P12"/>
      <text:p text:style-name="P12"><text:span text:style-name="T22">Girodet réside à Rome </text:span>de 1790 à 1794 <text:span text:style-name="T22">après avoir son Prix de Rome de 1789, Chateaubriand y passe un an dans l'ambassade deFrance en 1803.</text:span></text:p>
      <text:p text:style-name="P12"/>
      <text:p text:style-name="P12">Marc Fumaroli <text:span text:style-name="T22">disait d'eux : </text:span>« L'un tenait Rome et l'Italie pour la terre mère du catholicisme des arts, et l'autre pour l'antique terre mère des arts tout court »</text:p>
      <text:p text:style-name="P12"><text:bookmark text:name="notes2"/>Marc Fumaroli, art. cit., p. 59. </text:p>
      <text:p text:style-name="P12"/>
      <text:p text:style-name="P33">Chateaubriand écrit lui même : <text:span text:style-name="T4"><text:s/>« Je voudrais être artiste : la solitude, l'indépendance, le soleil parmi les ruines et les chefs d'oeuvres, me conviendraient »</text:span></text:p>
      <text:p text:style-name="P12">Mémoires d'outre-tombe, éd. J.-C. Berchet, Garnier, t. III, L. XXIX, chap. 6, p. 211.</text:p>
      <text:p text:style-name="P12"/>
      <text:p text:style-name="P20">« Si j’étais riche et que je puisse voyager à mon aise, l’Italie me verrait tous les deux ans, et peut-être finirais-je par me fixer au milieu des ruines de Rome.» </text:p>
      <text:p text:style-name="P15"><text:span text:style-name="T2">Lettre de Chateaubriand du 10 mai 1811 adressée à son ami John Fraser Frisell.</text:span> </text:p>
      <text:p text:style-name="P15"/>
      <text:p text:style-name="P50">Cahier de croquis à Rome <text:span text:style-name="T28">de Girodet</text:span></text:p>
      <text:p text:style-name="P15"/>
      <text:p text:style-name="P46">-<text:span text:style-name="T7">Anne-Louis Girodet, </text:span><text:span text:style-name="T2">Atala au tombeau</text:span>, huile sur toile, 207 × 267 cm, 1807, Musée du Louvre, Paris</text:p>
      <text:p text:style-name="P46"/>
      <text:p text:style-name="P32">inspiré de</text:p>
      <text:p text:style-name="P31">- <text:span text:style-name="T2">Atala ou les amours de deux sauvages dans le désert, </text:span><text:span text:style-name="T6">1801 Chateaubriand</text:span></text:p>
      <text:p text:style-name="P31"><text:span text:style-name="T6"/></text:p>
      <text:p text:style-name="P47"><text:span text:style-name="T6">critique? </text:span><text:span text:style-name="T2">« La plume de M. de Chateaubriand et le pinceau de Girodet pourraient seuls rivaliser de poésie et de style. […] Si l'on veut se faire une idée du tableau de Girodet, qu'on lise Atala ; si l'on n'a pas lu ce magnifique épisode, qu'on vienne voir le tableau de Girodet. »</text:span></text:p>
      <text:p text:style-name="P15"/>
      <text:p text:style-name="P15"><text:soft-page-break/><text:span text:style-name="T2">« <text:s/>Malheureusement <text:s/>je <text:s/>n'ai pas l'art de Mr Girodet et tandis qu'il embellit mes <text:s/>peintures, <text:s/>j'ai <text:s/>bien <text:s/>peur <text:s/>de <text:s/>gâter <text:s/>les siennes. <text:s/>», </text:span>troisième <text:s/>édition <text:s/>de <text:s/>son <text:s/>livre <text:s/>des Martyrs, 1810, Chateaubriand.</text:p>
      <text:p text:style-name="P15"/>
      <text:p text:style-name="P23"><text:span text:style-name="T6">Delécluze dessina le visage de Chateaubriand aux funérailles de Girodet, </text:span><text:span text:style-name="T13">funérailles durant lesquelles l'écrivaint remis la Légion d'honneur à son amis décédé.</text:span></text:p>
      <text:p text:style-name="P6">« Personne [...] n’a plus admiré, aimé et estimé Monsieur Girodet que moi ; il a immortalisé mes ébauches et prêté son génie à mes faibles ouvrages. » <text:span text:style-name="T14">Chateaubriand.</text:span></text:p>
      <text:p text:style-name="P6"><text:span text:style-name="T14"/></text:p>
      <text:p text:style-name="P35">Salon de 1810</text:p>
      <text:p text:style-name="P35"/>
      <text:p text:style-name="P9">Girodet présente sept oeuvres au Salon de 1810, <text:span text:style-name="T2">La Révolte du Caire</text:span> et 6 portraits dont celui de Chateaubriand.</text:p>
      <text:p text:style-name="P9"><text:span text:style-name="T7">-Anne-Louis Girodet, </text:span><text:span text:style-name="T2">Révolte du Caire</text:span>, 1810, huile sur toile, 365 × 500 cm, château de Versailles</text:p>
      <text:p text:style-name="P2"/>
      <text:p text:style-name="P11">"Anonyme" car le nom de Chateaubriand ne figure par sur le livret du salon ni sur le cartel de l'oeuvre.</text:p>
      <text:p text:style-name="P16"/>
      <text:p text:style-name="P17">« Ce portrait qu'on doit à un grand peintre est dit-on celui d'un grand écrivain » </text:p>
      <text:p text:style-name="P17">Journal de Paris (14 février 1811)</text:p>
      <text:p text:style-name="P16"/>
      <text:p text:style-name="P16"><text:span text:style-name="Emphasis"><text:span text:style-name="T10">Boutard écrit que l'oeuvre a été accrochée </text:span></text:span><text:span text:style-name="Emphasis">« où il était impossible de la bien voir ».</text:span></text:p>
      <text:p text:style-name="P16">« Beaux Arts Salon de 1810 », Journal de l'Empire, 9 janvier 1811, in Stéphane Guégan « “Il le fit noir ”. Chateaubriand par Girodet au Salon de 1810 », Bulletin de la Société Chateaubriand, 1995.</text:p>
      <text:p text:style-name="P16"/>
      <text:p text:style-name="P16">Mémoires <text:span text:style-name="T23">de Chateaubriand </text:span>: <text:span text:style-name="T2">« M. Denon reçut le chef-d'oeuvre pour le salon ; en noble courtisan, il le mit prudemment à l'écart. Quand Bonaparte passa sa revue de la galerie, après avoir regardé les tableaux, il dit : “Où est le portrait de Chateaubriand ?” On le sortit de sa cachette. Bonaparte, dont la bouffée généreuse était exhalée, dit, en regardant le portrait : “ Il a l'air d'un conspirateur qui descend par la cheminée” »</text:span> </text:p>
      <text:p text:style-name="P37">Rapporté seulement car il n'était pas sur place lors de la visite du couple impérial, <text:span text:style-name="T24">il ne se rends à paris que plus tard.</text:span></text:p>
      <text:p text:style-name="P14"/>
      <text:p text:style-name="P14"/>
      <text:p text:style-name="P1"><text:span text:style-name="T17">Commanditaire : </text:span><text:span text:style-name="T16">Louis-François Bertin, dit l'Aîné, royaliste ami du poète et admirateur du peintre </text:span><text:span text:style-name="T17">qui est à l'origine de la commande d'</text:span><text:span text:style-name="Emphasis"><text:span text:style-name="T16">Atala au Tombeau ou Les funérailles d'Atala </text:span></text:span><text:span text:style-name="T16">exposé au Salon de 1808.</text:span></text:p>
      <text:p text:style-name="P2"/>
      <text:p text:style-name="P24"/>
      <text:p text:style-name="P13"/>
      <text:p text:style-name="P36"><text:span text:style-name="T28">Réalisation/</text:span>Composition</text:p>
      <text:p text:style-name="P36"/>
      <text:p text:style-name="P43">Dessin préparatoire et modello</text:p>
      <text:p text:style-name="P36"/>
      <text:p text:style-name="P44">Modello sous lequel se trouve une étude de tête d'un villageois dans la composition suivante ;</text:p>
      <text:p text:style-name="P7"><text:span text:style-name="T7">-Anne-Louis Girodet , </text:span>Napoléon reçoit les clefs de Vienne à Schönbrunn, le 13 novembre 180,<text:span text:style-name="T12">1808, 380x532 cm, huile sur toile, Musée national du Château de Versailles</text:span></text:p>
      <text:p text:style-name="P36"/>
      <text:p text:style-name="P45">Le modello à tous d'une oeuvre finie si ce n'est les dimensions et les finitions (présence de traits de peintures).</text:p>
      <text:p text:style-name="P45">La composition n'a pas changée, tous les élèments principaux sont déjà là, de la pose au décor en passant par les cheveux au vent.</text:p>
      <text:p text:style-name="P42"><text:soft-page-break/></text:p>
      <text:p text:style-name="P42"/>
      <text:p text:style-name="P25"><text:tab/> <text:span text:style-name="T4">2 plans</text:span></text:p>
      <text:p text:style-name="P26"><text:tab/><text:tab/><text:span text:style-name="T4">Chateaubriand et les ruines du Colisée (commentaire pouvoir impérial?)</text:span></text:p>
      <text:p text:style-name="P25"><text:tab/>gestuelle</text:p>
      <text:p text:style-name="P25"><text:tab/><text:tab/>acoudé <text:span text:style-name="T20">= codes statuaire antique / léger déhanché et appuis sur support</text:span></text:p>
      <text:p text:style-name="P25"><text:tab/><text:tab/>main droite dans redingot<text:span text:style-name="T29">e</text:span></text:p>
      <text:p text:style-name="P25"><text:tab/><text:tab/><text:span text:style-name="T4">tête au 3/4 les cheveux au vent</text:span></text:p>
      <text:p text:style-name="P25"><text:tab/><text:tab/>regard evasif / sort du portrait / pas de frontalitée</text:p>
      <text:p text:style-name="P25"><text:tab/><text:span text:style-name="T20">détails</text:span></text:p>
      <text:p text:style-name="P25"><text:tab/><text:tab/><text:span text:style-name="T20">drapé lourd, lierre grimpant = fidelité</text:span></text:p>
      <text:p text:style-name="P38"/>
      <text:p text:style-name="P38">La personne est mise en avant et non son cadre social et <text:s/>les apparats qui l'accompagne<text:span text:style-name="T25">nt</text:span> habituellement.</text:p>
      <text:p text:style-name="P25"><text:tab/><text:tab/></text:p>
      <text:p text:style-name="P39">L'admiration du sujet représenté n'est pas le but de l'oeuvre, Girodet cherche à retranscrire les états d'âmes de Chateaubriand et le fond de sa pensé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bookmark text:name="docs-internal-guid-99b54900-8121-0eeb-808f-6dacb5beefd7"/><text:bookmark text:name="docs-internal-guid-99b54900-8121-0eeb-808f-6dacb5beefd76"/><text:bookmark text:name="docs-internal-guid-99b54900-8121-0eeb-808f-6dacb5beefd75"/><text:bookmark text:name="docs-internal-guid-99b54900-8121-0eeb-808f-6dacb5beefd74"/><text:bookmark text:name="docs-internal-guid-99b54900-8121-0eeb-808f-6dacb5beefd73"/><text:bookmark text:name="docs-internal-guid-99b54900-8121-0eeb-808f-6dacb5beefd72"/><text:bookmark text:name="docs-internal-guid-99b54900-8121-0eeb-808f-6dacb5beefd71"/>Comparaison gestuelle<text:tab/></text:p>
      <text:p text:style-name="P21"><text:span text:style-name="T6">-Anne-Louis Girodet, </text:span><text:span text:style-name="T2">Portrait de Madame Bertin de Vaux</text:span>, <text:s/>1809, huile sur toile, 145x113cm</text:p>
      <text:p text:style-name="P22">-Anne-Louis Girodet, <text:span text:style-name="T2">Portrait du Citoyen Jean-Baptiste Belley, ex-représentant des Colonnies, </text:span>1797, <text:span text:style-name="T15">hu</text:span>ile sur toile, 159x111cm, Musée national des châteaux de Versailles et de Trianon, N° inventaire MV 4616</text:p>
      <text:p text:style-name="P22">-Anne-Louis Girodet, <text:span text:style-name="T2">Portrait de Charles-Melchior Artus, Marquis de Bonchamp</text:span><text:span text:style-name="T6">,</text:span><text:span text:style-name="T8"> h</text:span>uile sur toile, 220x150cm, Musée d'Art et d'Histoire</text:p>
      <text:p text:style-name="P22"/>
      <text:p text:style-name="P52">Autres portraits</text:p>
      <text:p text:style-name="P27"><text:span text:style-name="T5">-</text:span>Paulin Guérin, <text:span text:style-name="T2">Portrait de François-René de Chateaubriand,</text:span><text:span text:style-name="T6"> </text:span><text:span text:style-name="T9">1883</text:span></text:p>
      <text:p text:style-name="P27"><text:span text:style-name="T9">-Pierre Louis Delaval, </text:span><text:span text:style-name="T3">Portrait de François-René</text:span><text:span text:style-name="T9">, vicomte de Chateaubriand, vers 1828</text:span></text:p>
      <text:p text:style-name="P27"><text:span text:style-name="T9">-Antoine ETEX, </text:span><text:span text:style-name="T2">Châteaubriand assis auprès du Grand Bé médite ses Mémoires d’Outre-Tombe,</text:span>Panneau parqueté, 52 x 60,5 cm, Signé et daté en bas à droite: ETEX/1847<text:span text:style-name="T26">L'écrivain décide de présenter le portrait de Girodet comme le seul ayant était fait de sa personne et refuse d'autres commandes.</text:span></text:p>
      <text:p text:style-name="P18"/>
      <text:p text:style-name="P5">« Girodet avait mis la dernière main à mon portrait. Il le fit noir comme j’étais alors ; mais il le remplit de son génie. »</text:p>
      <text:p text:style-name="P19"><text:span text:style-name="T2">Mémoires d’outre-tombe,</text:span><text:span text:style-name="T11">Chateaubriand</text:span></text:p>
      <text:p text:style-name="P18"><text:span text:style-name="T11"/></text:p>
      <text:p text:style-name="P4"><text:span text:style-name="T26">« Vers le mois de juillet (ou juin) M. de Chateaubriand tomba tout à fait malade […]. Cette maladie fut longue et extrêmement douloureuse. Quelques mois avant, ou peu de temps après, Girodet fit le portrait de mon mari ; il avait encore le teint fort jaune, ce qui ferait croire que ce portrait, d'ailleurs très ressemblant, a poussé au noir : c'est ce qui arrive aux portraits de Girodet »</text:span></text:p>
      <text:p text:style-name="P41">Mémoires de Mme de Chateaubriand</text:p>
      <text:p text:style-name="P54">Webographie :</text:p>
      <text:p text:style-name="P2"/>
      <text:p text:style-name="Standard"><text:span text:style-name="T16">Barthélémy JOBERT, « </text:span><text:span text:style-name="Strong_20_Emphasis"><text:span text:style-name="T16">GIRODET-TRIOSON ANNE LOUIS GIRODET dit (1767-1824)</text:span></text:span><text:span text:style-name="T16"> », </text:span><text:span text:style-name="Emphasis"><text:span text:style-name="T16">Encyclopædia Universalis</text:span></text:span><text:span text:style-name="T16"> [en ligne], consulté le </text:span><text:bookmark text:name="eu-date"/><text:span text:style-name="T16">9 février 2018. URL : </text:span><text:bookmark text:name="eu-url"/><text:span text:style-name="T16">http://www.universalis-edu.com/encyclopedie/girodet-trioson/ </text:span></text:p>
      <text:p text:style-name="P2"/>
      <text:p text:style-name="Standard"><text:span text:style-name="T16">Robert FOHR et Pascal TORRÈS, « Chateaubriand », </text:span><text:span text:style-name="Emphasis"><text:span text:style-name="T16">Histoire par l'image</text:span></text:span><text:span text:style-name="T16"> [en ligne], consulté le 10 Février 2018. URL : http://www.histoire-image.org/etudes/chateaubriand </text:span></text:p>
      <text:p text:style-name="P2"/>
      <text:p text:style-name="P30">titre : LE GUIDE Vallée-Culture hauts-de-seine</text:p>
      <text:p text:style-name="P2"><text:span text:style-name="T21">url : </text:span>http://www.hauts-de-seine.fr/fileadmin/presse/Images/Culture/GIRODET_-_Livret_decouverte_12_pages.pdf</text:p>
      <text:p text:style-name="P30">date de publication : septembre 2015</text:p>
      <text:p text:style-name="P2"/>
      <text:p text:style-name="P30">titre : LE GUIDE Vallée-Culture hauts-de-seine n°31</text:p>
      <text:p text:style-name="P2"><text:span text:style-name="T21">url : </text:span><text:a xlink:type="simple" xlink:href="http://www.hauts-de-seine.fr/fileadmin/PDF/LOISIRS/guidevalleecultureautomne2015n31.pdf" text:style-name="Internet_20_link" text:visited-style-name="Visited_20_Internet_20_Link">http://www.hauts-de-seine.fr/fileadmin/PDF/LOISIRS/guidevalleecultureautomne2015n31.pdf</text:a></text:p>
      <text:p text:style-name="P30">date de publication : automne 2015</text:p>
      <text:p text:style-name="P30"/>
      <text:p text:style-name="P29"><text:span text:style-name="T21">titre : </text:span>Le portrait de Chateaubriand par Girodet au Salon de 1810, Auteur(s) : GAUTIER Céline </text:p>
      <text:p text:style-name="P29"><text:span text:style-name="T21">url : </text:span>https://www.napoleon.org/histoire-des-2-empires/articles/le-portrait-de-chateaubriand-par-girodet-au-salon-de-1810/</text:p>
      <text:p text:style-name="P2"><text:span text:style-name="T21">date</text:span> de publication : Oct.-déc.2010</text:p>
      <text:p text:style-name="P2"/>
      <text:p text:style-name="P2">Robert FOHR et Pascal TORRÈS, « Chateaubriand », <text:span text:style-name="Emphasis">Histoire par l'image</text:span> [en ligne], consulté le 10 Février 2018. URL : http://www.histoire-image.org/etudes/chateaubriand </text:p>
      <text:p text:style-name="P2"/>
      <text:p text:style-name="P53"><text:span text:style-name="T18">titre : </text:span>Anne-Louis Girodet</text:p>
      <text:p text:style-name="P40"><text:span text:style-name="T21">url : </text:span><text:a xlink:type="simple" xlink:href="https://www.artliste.com/anne-louis-girodet/" text:style-name="Internet_20_link" text:visited-style-name="Visited_20_Internet_20_Link"><text:span text:style-name="T21">https://www.artliste.com/anne-louis-girodet/</text:span></text:a></text:p>
      <text:p text:style-name="P40"/>
      <text:p text:style-name="P40">Jérémie BENOÎT, « Les redditions », <text:span text:style-name="Emphasis">Histoire par l'image</text:span> [en ligne], consulté le 11 Février 2018. URL : http://www.histoire-image.org/etudes/redditions?language=fr </text:p>
      <text:p text:style-name="P40"/>
      <text:p text:style-name="P40">Titre : [Cahier de croquis dessinés à Rome] / [Girodet] </text:p>
      <text:p text:style-name="P51">url : <text:a xlink:type="simple" xlink:href="http://gallica.bnf.fr/ark:/12148/btv1b8455968p/f1.planchecontact" text:style-name="Internet_20_link" text:visited-style-name="Visited_20_Internet_20_Link">http://gallica.bnf.fr/ark:/12148/btv1b8455968p/f1.planchecontact</text:a></text:p>
      <text:p text:style-name="P51">Date de mise en ligne : <text:s/>09/04/201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8M54S</meta:editing-duration>
    <meta:editing-cycles>23</meta:editing-cycles>
    <meta:generator>LibreOffice/5.4.1.2$Windows_X86_64 LibreOffice_project/ea7cb86e6eeb2bf3a5af73a8f7777ac570321527</meta:generator>
    <dc:date>2018-02-11T22:12:37.116000000</dc:date>
    <meta:document-statistic meta:table-count="0" meta:image-count="0" meta:object-count="0" meta:page-count="4" meta:paragraph-count="93" meta:word-count="1285" meta:character-count="8241" meta:non-whitespace-character-count="6993"/>
    <meta:user-defined meta:name="Info 1"/>
    <meta:user-defined meta:name="Info 2"/>
    <meta:user-defined meta:name="Info 3"/>
    <meta:user-defined meta:name="Info 4"/>
  </office:meta>
</office:document-meta>
</file>